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2"><draw:image xlink:href="../images/0014.png" xlink:type="simple" xlink:show="embed" xlink:actuate="onLoad"/></draw:frame></text:p>
          </table:table-cell>
          <table:table-cell table:style-name="Table1.B1" office:value-type="string">
            <text:h text:style-name="P10" text:outline-level="1">Треугольный сигнал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<text:span text:style-name="T8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251cm" svg:height="1.769cm" draw:z-index="0"><draw:image xlink:href="../images/001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треугольный сигнал (половина сигнала типа <text:span text:style-name="T2">Пила</text:span> и половина – <text:span text:style-name="T2">Обратная пила</text:span>)<text:span text:style-name="T5">:</text:span></text:p>
            <text:p text:style-name="P6"><text:span text:style-name="T5"><draw:frame draw:style-name="fr4" draw:name="Object1" text:anchor-type="as-char" svg:width="10.781cm" svg:height="2.98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3"><text:span text:style-name="T5">где</text:span><text:span text:style-name="T5"><draw:frame draw:style-name="fr4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4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4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4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5015656040888478534" text:style-name="L1">
              <text:list-item>
                <text:p text:style-name="P11">Размах –<draw:frame draw:style-name="fr4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полного «зуба» пилы, амплитуда сигнала). Амплитуда треугольного сигнала на выходе блока равна<draw:frame draw:style-name="fr4" draw:name="Object13" text:anchor-type="as-char" svg:width="1.191cm" svg:height="0.621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1">Период – период следования треугольных импульсов<draw:frame draw:style-name="fr4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Смещение –<draw:frame draw:style-name="fr4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4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4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4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4"><draw:frame draw:style-name="fr4" draw:name="Object9" text:anchor-type="as-char" svg:width="11.506cm" svg:height="3.17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7"><text:span text:style-name="T1">Примечания</text:span>:</text:p>
            <text:list xml:id="list1775531752156504853" text:style-name="L2">
              <text:list-item>
                <text:p text:style-name="P12">По умолчанию блок формирует <text:span text:style-name="T3">скалярный</text:span> выходной сигнал.</text:p>
              </text:list-item>
              <text:list-item>
                <text:p text:style-name="P12"><text:span text:style-name="T11">Именованные свойства </text:span><text:span text:style-name="T5">могут быть заданы </text:span><text:span text:style-name="T11">как </text:span><text:span text:style-name="T14">локальные</text:span><text:span text:style-name="T11"> переменные модели (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2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5">или как </text:span><text:span text:style-name="T2">внешние</text:span><text:span text:style-name="T5"> сигналы проекта при помощи подключаемой базы сигналов.</text:span></text:p>
              </text:list-item>
              <text:list-item>
                <text:p text:style-name="P13">Сравнение блоков Пила, Обратная пила и Треугольный сигнал:</text:p>
              </text:list-item>
            </text:list>
            <text:p text:style-name="P4"><text:soft-page-break/><draw:frame draw:style-name="fr3" draw:name="graphics1" text:anchor-type="as-char" svg:width="15.88cm" svg:height="7.969cm" draw:z-index="15"><draw:image xlink:href="../images/0014_a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еугольный сигнал</dc:title>
    <dc:date>2014-11-29T00:57:48.42</dc:date>
    <meta:generator>OpenOffice/4.1.1$Win32 OpenOffice.org_project/411m6$Build-9775</meta:generator>
    <meta:editing-duration>PT3H27M3S</meta:editing-duration>
    <meta:editing-cycles>62</meta:editing-cycles>
    <meta:document-statistic meta:table-count="2" meta:image-count="3" meta:object-count="13" meta:page-count="3" meta:paragraph-count="57" meta:word-count="206" meta:character-count="139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при~frac(t/T)&lt;= 0.5 , #
alignl y_A cdot left [ 1-frac left ( {t over T} right ) right ] + y_0 , ~при~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~при~frac(t/T_i)&lt;= 0.5 , #
alignl y_{A,i} cdot left [ 1-frac left ( {t over T_i} right ) right ] + y_{0,i} , ~при~frac(t/T_i)&gt; 0.5 }
right none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